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049aa8"/>
    </style:style>
    <style:style style:name="P2" style:family="paragraph" style:parent-style-name="Standard">
      <style:text-properties officeooo:rsid="000b1020" officeooo:paragraph-rsid="00049aa8"/>
    </style:style>
    <style:style style:name="P3" style:family="paragraph" style:parent-style-name="Standard">
      <style:text-properties officeooo:rsid="00115bae" officeooo:paragraph-rsid="00049aa8"/>
    </style:style>
    <style:style style:name="P4" style:family="paragraph" style:parent-style-name="Standard">
      <style:text-properties officeooo:rsid="0012ee54" officeooo:paragraph-rsid="00049aa8"/>
    </style:style>
    <style:style style:name="P5" style:family="paragraph" style:parent-style-name="Standard">
      <style:text-properties officeooo:rsid="0011e029" officeooo:paragraph-rsid="00049aa8"/>
    </style:style>
    <style:style style:name="P6" style:family="paragraph" style:parent-style-name="Standard">
      <style:text-properties officeooo:rsid="000549eb" officeooo:paragraph-rsid="000549eb"/>
    </style:style>
    <style:style style:name="T1" style:family="text">
      <style:text-properties officeooo:rsid="00049aa8"/>
    </style:style>
    <style:style style:name="T2" style:family="text">
      <style:text-properties fo:font-weight="bold"/>
    </style:style>
    <style:style style:name="T3" style:family="text">
      <style:text-properties fo:font-weight="bold" officeooo:rsid="00049aa8"/>
    </style:style>
    <style:style style:name="T4" style:family="text">
      <style:text-properties fo:font-weight="normal" officeooo:rsid="00049aa8" style:font-weight-asian="normal" style:font-weight-complex="normal"/>
    </style:style>
    <style:style style:name="T5" style:family="text">
      <style:text-properties officeooo:rsid="0011e029"/>
    </style:style>
    <style:style style:name="T6" style:family="text">
      <style:text-properties officeooo:rsid="0012382e"/>
    </style:style>
    <style:style style:name="T7" style:family="text">
      <style:text-properties officeooo:rsid="000549eb"/>
    </style:style>
    <style:style style:name="T8" style:family="text">
      <style:text-properties officeooo:rsid="000610e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nria </text:span><text:span text:style-name="T2">Text auto-illustration for improving reading accessibility to low-vision people </text:span><text:span text:style-name="T3">Cover letter</text:span></text:p>
      <text:p text:style-name="P1"><text:span text:style-name="T3"/></text:p>
      <text:p text:style-name="P3">About Me</text:p>
      <text:p text:style-name="P3">I am a mature Physics graduate <text:span text:style-name="T5">studying for a Masters in machine learning and data mining at Saint-Étienne. </text:span>Being from a Physics background, I am used to modelising real world situations and using appropriate mathematical tools to deduce insights. </text:p>
      <text:p text:style-name="P2"><text:span text:style-name="T4">In my undergraduate project aiming to identify fast and slow rotating galaxies from imaging data, <text:s/>I got my hands dirty, downloading large files using GET scripts, reformatting and restructuring the data from different sources in multiple ways in order to find the easiest way of manipulating it to my needs. I implemented decision trees and random forests using the scikit-learn package within python and extracted results. This whet my appetite to get “under the hood” and understand on a fundamental level how these algorithms work and can be optimised, as well as their theoretical limits. </text:span></text:p>
      <text:p text:style-name="P2"><text:span text:style-name="T4"/></text:p>
      <text:p text:style-name="P3">Why <text:span text:style-name="T7">Biovision</text:span> at Inria?</text:p>
      <text:p text:style-name="P6">I am extremely excited by the inter-disciplinary model of working. I am a physicist <text:span text:style-name="T8">but am inspired by discoveries from all topics</text:span></text:p>
      <text:p text:style-name="P6"/>
      <text:p text:style-name="P6"/>
      <text:p text:style-name="P6"/>
      <text:p text:style-name="P5">I’m inspired by the <text:span text:style-name="T6">open and agile model of research, with scientists from around the world and of different specialisms working on the biggest problems of today.</text:span></text:p>
      <text:p text:style-name="P4"><text:span text:style-name="T4">At Inria I am excited by the fact that the institute encourages people with original career paths, like myself. Having taken time out of studies to work and understand the commercial world, I have a mature approach to solving problems, interacting and collaborating with other people, and so it would be inspiring to work and create with others who love the research but in an alternative research setting, bringing an academic approach to commercial proble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5T18:56:43.245893532</meta:creation-date>
    <dc:date>2018-02-15T19:13:18.073215600</dc:date>
    <meta:editing-duration>PT5M38S</meta:editing-duration>
    <meta:editing-cycles>2</meta:editing-cycles>
    <meta:generator>LibreOffice/5.1.6.2$Linux_X86_64 LibreOffice_project/10m0$Build-2</meta:generator>
    <meta:document-statistic meta:table-count="0" meta:image-count="0" meta:object-count="0" meta:page-count="1" meta:paragraph-count="8" meta:word-count="276" meta:character-count="1723" meta:non-whitespace-character-count="1452"/>
  </office:meta>
</office:document-meta>
</file>